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3a118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3a118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I</text:span><text:span text:style-name="T5">I</text:span></text:p>
      <text:p text:style-name="P2"><text:span text:style-name="T6">–Мам, пап, я дома! – крикнул Александр, захлопывая дверь. </text:span></text:p>
      <text:p text:style-name="P2"><text:span text:style-name="T6">–Отца нет, он уехал в аэропорт, – сказала Даша, спускаясь со второго этажа. </text:span></text:p>
      <text:p text:style-name="P2"><text:span text:style-name="T6">–Куда это он опять? – спросил парень, снимая туфли и вешая пальто. </text:span></text:p>
      <text:p text:style-name="P2"><text:span text:style-name="T6">–У нас сегодня гости. Он поехал встречать их, – ответила женщина, вздохнув. </text:span></text:p>
      <text:p text:style-name="P2"><text:span text:style-name="T6">–Ты чего? – спросил он. </text:span></text:p>
      <text:p text:style-name="P2"><text:span text:style-name="T6">–Я не видела их уже почт 20 лет, – сказала она. </text:span></text:p>
      <text:p text:style-name="P2"><text:span text:style-name="T6">–А кто вообще эти люди и связано ли это как-то с ужином пятницу? </text:span></text:p>
      <text:p text:style-name="P2"><text:span text:style-name="T6">–Нет. В пятницу собираются очень известные люди. Твой отец неисправим и любит праздновать свой день рождения шумно и красиво. А кто они – долгая история. Мы с ними пережили столько захватывающих приключений…</text:span></text:p>
      <text:p text:style-name="P2"><text:span text:style-name="T6">–Мааам, ты же расскажешь мне? – улыбнулся парень. </text:span></text:p>
      <text:p text:style-name="P2"><text:span text:style-name="T6">–Расскажу все что смогу, а если упущу что-то, они дополнят. Пойдем обедать, не стоит нарушать режим. </text:span></text:p>
      <text:p text:style-name="P2"><text:span text:style-name="T6">Александр улыбнулся и проследовал за матерью на кухню. </text:span></text:p>
      <text:p text:style-name="P2"><text:span text:style-name="T6">Павел стоял в аэропорте, наблюдая за идущими людьми. Но вот перед глазами его предстали знакомые лица. Евгений и Джейн с радостным видом с чемоданами в руках шли в его сторону. За ними шла стройная зеленоглазая девушка среднего роста. </text:span></text:p>
      <text:p text:style-name="P2"><text:span text:style-name="T6">–Ну привет! – сказал Алехин, обнимая по очереди Джейн и Евгения. </text:span></text:p>
      <text:p text:style-name="P2"><text:span text:style-name="T6">–Здравствуй, – ответил Евгений, посмотрев на него. </text:span></text:p>
      <text:p text:style-name="P2"><text:span text:style-name="T6">–Как Даша? Ты ее еще не достал окончательно? – смеясь, спросила Джейн. </text:span></text:p>
      <text:p text:style-name="P2"><text:soft-page-break/><text:span text:style-name="T6">–Нет. Достанешь ее. Вас ждет с самого утра. Соскучилась ужасно, – усмехнулся Павел. </text:span></text:p>
      <text:p text:style-name="P2"><text:span text:style-name="T6">–Мы тоже очень хотим увидеться с ней. Прошло почти 20 лет. </text:span></text:p>
      <text:p text:style-name="P2"><text:span text:style-name="T6">–О, Настя, как ты выросла. Последний раз я видел тебя, когда тебе было 3 и ты была еще совсем ребенком. </text:span></text:p>
      <text:p text:style-name="P2"><text:span text:style-name="T6">–Здравствуйте, Павел Даниилович, – спокойно ответила девушка.</text:span></text:p>
      <text:p text:style-name="P2"><text:span text:style-name="T6">–Ты меня помнишь. Как приятно. Но можно просто Паша. </text:span></text:p>
      <text:p text:style-name="P2"><text:span text:style-name="T6">–Хорошо.</text:span></text:p>
      <text:p text:style-name="P2"><text:span text:style-name="T6">–Пойдемте уже к вертолету. Чего мы тут стоим то? </text:span></text:p>
      <text:p text:style-name="P2"><text:span text:style-name="T6">–К вертолету? – переспросила Настя. </text:span></text:p>
      <text:p text:style-name="P2"><text:span text:style-name="T6">–Ну да, а что? Ты никогда не летала на вертолетах? </text:span></text:p>
      <text:p text:style-name="P2"><text:span text:style-name="T6">Девушка отрицательно покачала головой. Павел возмущенно и с улыбкой посмотрел на Евгения. </text:span></text:p>
      <text:p text:style-name="P2"><text:span text:style-name="T6">–Евгений Эдуардович, и ты ни разу не покатал дочь на вертолете?! Какое безобразие! – смеясь, сказал Павел, после чего все они вышли из аэропорта и направились к его новому вертолету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15:53.088000000</meta:creation-date>
    <dc:date>2022-05-15T20:16:14.207000000</dc:date>
    <meta:editing-duration>PT21S</meta:editing-duration>
    <meta:editing-cycles>1</meta:editing-cycles>
    <meta:document-statistic meta:table-count="0" meta:image-count="0" meta:object-count="0" meta:page-count="2" meta:paragraph-count="27" meta:word-count="320" meta:character-count="2029" meta:non-whitespace-character-count="1698"/>
    <meta:generator>LibreOffice/7.2.2.2$Windows_X86_64 LibreOffice_project/02b2acce88a210515b4a5bb2e46cbfb63fe97d56</meta:generator>
  </office:meta>
</office:document-meta>
</file>